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ce1" style:family="table-cell" style:parent-style-name="Default" style:data-style-name="N10"/>
  </office:automatic-styles>
  <office:body>
    <office:spreadsheet>
      <table:calculation-settings table:automatic-find-labels="false"/>
      <table:table table:name="Simulation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office:value-type="float" office:value="-0.36365" calcext:value-type="float">
            <text:p>-0.36365</text:p>
          </table:table-cell>
          <table:table-cell office:value-type="float" office:value="0.31411" calcext:value-type="float">
            <text:p>0.31411</text:p>
          </table:table-cell>
          <table:table-cell office:value-type="float" office:value="0.73102" calcext:value-type="float">
            <text:p>0.73102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389035" calcext:value-type="float">
            <text:p>0.389035</text:p>
          </table:table-cell>
          <table:table-cell office:value-type="float" office:value="0.811838" calcext:value-type="float">
            <text:p>0.811838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office:value-type="float" office:value="-0.3876" calcext:value-type="float">
            <text:p>-0.3876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229" calcext:value-type="float">
            <text:p>0.8229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office:value-type="float" office:value="-0.01641" calcext:value-type="float">
            <text:p>-0.01641</text:p>
          </table:table-cell>
          <table:table-cell office:value-type="float" office:value="0.90881" calcext:value-type="float">
            <text:p>0.90881</text:p>
          </table:table-cell>
          <table:table-cell office:value-type="float" office:value="0.90965" calcext:value-type="float">
            <text:p>0.90965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office:value-type="float" office:value="-0.336" calcext:value-type="float">
            <text:p>-0.336</text:p>
          </table:table-cell>
          <table:table-cell office:value-type="float" office:value="2.2404" calcext:value-type="float">
            <text:p>2.2404</text:p>
          </table:table-cell>
          <table:table-cell office:value-type="float" office:value="0.3052" calcext:value-type="float">
            <text:p>0.3052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office:value-type="float" office:value="-0.1549" calcext:value-type="float">
            <text:p>-0.1549</text:p>
          </table:table-cell>
          <table:table-cell office:value-type="float" office:value="2.2193" calcext:value-type="float">
            <text:p>2.2193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table:style-name="ce1" table:formula="of:=EXP([.C2])" office:value-type="percentage" office:value="0.695134449228122" calcext:value-type="percentage">
            <text:p>70%</text:p>
          </table:table-cell>
          <table:table-cell table:style-name="ce1" table:formula="of:=EXP([.D2])" office:value-type="percentage" office:value="1.36904032270048" calcext:value-type="percentage">
            <text:p>137%</text:p>
          </table:table-cell>
          <table:table-cell table:style-name="ce1" table:formula="of:=EXP([.E2])" office:value-type="percentage" office:value="2.07719826971799" calcext:value-type="percentage">
            <text:p>208%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table:style-name="ce1" table:formula="of:=EXP([.C3])" office:value-type="percentage" office:value="1.00487986796193" calcext:value-type="percentage">
            <text:p>100%</text:p>
          </table:table-cell>
          <table:table-cell table:style-name="ce1" table:formula="of:=EXP([.D3])" office:value-type="percentage" office:value="1.47555619489611" calcext:value-type="percentage">
            <text:p>148%</text:p>
          </table:table-cell>
          <table:table-cell table:style-name="ce1" table:formula="of:=EXP([.E3])" office:value-type="percentage" office:value="2.25204344087418" calcext:value-type="percentage">
            <text:p>225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table:style-name="ce1" table:formula="of:=EXP([.C4])" office:value-type="percentage" office:value="0.678683762481634" calcext:value-type="percentage">
            <text:p>68%</text:p>
          </table:table-cell>
          <table:table-cell table:style-name="ce1" table:formula="of:=EXP([.D4])" office:value-type="percentage" office:value="2.3101212215077" calcext:value-type="percentage">
            <text:p>231%</text:p>
          </table:table-cell>
          <table:table-cell table:style-name="ce1" table:formula="of:=EXP([.E4])" office:value-type="percentage" office:value="2.27709384374897" calcext:value-type="percentage">
            <text:p>228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table:style-name="ce1" table:formula="of:=EXP([.C5])" office:value-type="percentage" office:value="0.98372391055866" calcext:value-type="percentage">
            <text:p>98%</text:p>
          </table:table-cell>
          <table:table-cell table:style-name="ce1" table:formula="of:=EXP([.D5])" office:value-type="percentage" office:value="2.48136794789712" calcext:value-type="percentage">
            <text:p>248%</text:p>
          </table:table-cell>
          <table:table-cell table:style-name="ce1" table:formula="of:=EXP([.E5])" office:value-type="percentage" office:value="2.48345317264514" calcext:value-type="percentage">
            <text:p>248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table:style-name="ce1" table:formula="of:=EXP([.C6])" office:value-type="percentage" office:value="0.714623105816057" calcext:value-type="percentage">
            <text:p>71%</text:p>
          </table:table-cell>
          <table:table-cell table:style-name="ce1" table:formula="of:=EXP([.D6])" office:value-type="percentage" office:value="9.39708937152447" calcext:value-type="percentage">
            <text:p>940%</text:p>
          </table:table-cell>
          <table:table-cell table:style-name="ce1" table:formula="of:=EXP([.E6])" office:value-type="percentage" office:value="1.35689635514113" calcext:value-type="percentage">
            <text:p>136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table:style-name="ce1" table:formula="of:=EXP([.C7])" office:value-type="percentage" office:value="0.85650082328358" calcext:value-type="percentage">
            <text:p>86%</text:p>
          </table:table-cell>
          <table:table-cell table:style-name="ce1" table:formula="of:=EXP([.D7])" office:value-type="percentage" office:value="9.20088798954594" calcext:value-type="percentage">
            <text:p>920%</text:p>
          </table:table-cell>
          <table:table-cell table:style-name="ce1" table:formula="of:=EXP([.E7])" office:value-type="percentage" office:value="1.44758984844029" calcext:value-type="percentage">
            <text:p>145%</text:p>
          </table:table-cell>
        </table:table-row>
      </table:table>
      <table:table table:name="Pseudacris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office:value-type="float" office:value="-0.3203" calcext:value-type="float">
            <text:p>-0.3203</text:p>
          </table:table-cell>
          <table:table-cell office:value-type="float" office:value="0.18029" calcext:value-type="float">
            <text:p>0.18029</text:p>
          </table:table-cell>
          <table:table-cell office:value-type="float" office:value="0.26221" calcext:value-type="float">
            <text:p>0.26221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25465" calcext:value-type="float">
            <text:p>0.25465</text:p>
          </table:table-cell>
          <table:table-cell office:value-type="float" office:value="0.35802" calcext:value-type="float">
            <text:p>0.35802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office:value-type="float" office:value="-0.3335615" calcext:value-type="float">
            <text:p>-0.3335615</text:p>
          </table:table-cell>
          <table:table-cell office:value-type="float" office:value="1.0609027" calcext:value-type="float">
            <text:p>1.0609027</text:p>
          </table:table-cell>
          <table:table-cell office:value-type="float" office:value="0.0009918" calcext:value-type="float">
            <text:p>0.0009918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1.132259" calcext:value-type="float">
            <text:p>1.132259</text:p>
          </table:table-cell>
          <table:table-cell office:value-type="float" office:value="0.081486" calcext:value-type="float">
            <text:p>0.081486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office:value-type="float" office:value="-0.24371" calcext:value-type="float">
            <text:p>-0.24371</text:p>
          </table:table-cell>
          <table:table-cell office:value-type="float" office:value="1.60664" calcext:value-type="float">
            <text:p>1.60664</text:p>
          </table:table-cell>
          <table:table-cell office:value-type="float" office:value="0.43417" calcext:value-type="float">
            <text:p>0.43417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office:value-type="float" office:value="-0.05335" calcext:value-type="float">
            <text:p>-0.05335</text:p>
          </table:table-cell>
          <table:table-cell office:value-type="float" office:value="1.57616" calcext:value-type="float">
            <text:p>1.57616</text:p>
          </table:table-cell>
          <table:table-cell office:value-type="float" office:value="0.48813" calcext:value-type="float">
            <text:p>0.488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table:style-name="ce1" table:formula="of:=EXP([.C2])" office:value-type="percentage" office:value="0.725931225036008" calcext:value-type="percentage">
            <text:p>73%</text:p>
          </table:table-cell>
          <table:table-cell table:style-name="ce1" table:formula="of:=EXP([.D2])" office:value-type="percentage" office:value="1.19756460650497" calcext:value-type="percentage">
            <text:p>120%</text:p>
          </table:table-cell>
          <table:table-cell table:style-name="ce1" table:formula="of:=EXP([.E2])" office:value-type="percentage" office:value="1.29979947165986" calcext:value-type="percentage">
            <text:p>130%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table:style-name="ce1" table:formula="of:=EXP([.C3])" office:value-type="percentage" office:value="1.01289239952003" calcext:value-type="percentage">
            <text:p>101%</text:p>
          </table:table-cell>
          <table:table-cell table:style-name="ce1" table:formula="of:=EXP([.D3])" office:value-type="percentage" office:value="1.29001003833714" calcext:value-type="percentage">
            <text:p>129%</text:p>
          </table:table-cell>
          <table:table-cell table:style-name="ce1" table:formula="of:=EXP([.E3])" office:value-type="percentage" office:value="1.4304942300784" calcext:value-type="percentage">
            <text:p>143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table:style-name="ce1" table:formula="of:=EXP([.C4])" office:value-type="percentage" office:value="0.716367840662995" calcext:value-type="percentage">
            <text:p>72%</text:p>
          </table:table-cell>
          <table:table-cell table:style-name="ce1" table:formula="of:=EXP([.D4])" office:value-type="percentage" office:value="2.88897769271856" calcext:value-type="percentage">
            <text:p>289%</text:p>
          </table:table-cell>
          <table:table-cell table:style-name="ce1" table:formula="of:=EXP([.E4])" office:value-type="percentage" office:value="1.00099229199626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table:style-name="ce1" table:formula="of:=EXP([.C5])" office:value-type="percentage" office:value="1.00099149120275" calcext:value-type="percentage">
            <text:p>100%</text:p>
          </table:table-cell>
          <table:table-cell table:style-name="ce1" table:formula="of:=EXP([.D5])" office:value-type="percentage" office:value="3.1026574928025" calcext:value-type="percentage">
            <text:p>310%</text:p>
          </table:table-cell>
          <table:table-cell table:style-name="ce1" table:formula="of:=EXP([.E5])" office:value-type="percentage" office:value="1.08489802890527" calcext:value-type="percentage">
            <text:p>108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table:style-name="ce1" table:formula="of:=EXP([.C6])" office:value-type="percentage" office:value="0.783714878625639" calcext:value-type="percentage">
            <text:p>78%</text:p>
          </table:table-cell>
          <table:table-cell table:style-name="ce1" table:formula="of:=EXP([.D6])" office:value-type="percentage" office:value="4.98602999037478" calcext:value-type="percentage">
            <text:p>499%</text:p>
          </table:table-cell>
          <table:table-cell table:style-name="ce1" table:formula="of:=EXP([.E6])" office:value-type="percentage" office:value="1.54368127162773" calcext:value-type="percentage">
            <text:p>154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table:style-name="ce1" table:formula="of:=EXP([.C7])" office:value-type="percentage" office:value="0.948048137559429" calcext:value-type="percentage">
            <text:p>95%</text:p>
          </table:table-cell>
          <table:table-cell table:style-name="ce1" table:formula="of:=EXP([.D7])" office:value-type="percentage" office:value="4.83634852976733" calcext:value-type="percentage">
            <text:p>484%</text:p>
          </table:table-cell>
          <table:table-cell table:style-name="ce1" table:formula="of:=EXP([.E7])" office:value-type="percentage" office:value="1.62926664086918" calcext:value-type="percentage">
            <text:p>16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 style:data-style-name="N2" text:time-value="15:47:17.152442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w </meta:initial-creator>
    <meta:creation-date>2016-07-14T18:42:00.659016617</meta:creation-date>
    <dc:date>2016-12-14T15:52:54.569850795</dc:date>
    <meta:editing-duration>PT2H14M58S</meta:editing-duration>
    <meta:editing-cycles>15</meta:editing-cycles>
    <meta:generator>LibreOfficeDev/5.3.0.0.beta1$Linux_X86_64 LibreOffice_project/690f553ecb3efd19143acbf01f3af4e289e94536</meta:generator>
    <meta:document-statistic meta:table-count="2" meta:cell-count="132" meta:object-count="0"/>
  </office:meta>
</office:document-meta>
</file>